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AF8029A8.png" manifest:media-type="image/png"/>
  <manifest:file-entry manifest:full-path="Pictures/100000000000005E0000005E2CA7F86A.png" manifest:media-type="image/png"/>
  <manifest:file-entry manifest:full-path="Pictures/100000000000005E0000005E1885C8B6.png" manifest:media-type="image/png"/>
  <manifest:file-entry manifest:full-path="Pictures/100000000000005E0000005E60E90F8C.png" manifest:media-type="image/png"/>
  <manifest:file-entry manifest:full-path="Pictures/10000000000000B4000000870A21987F.png" manifest:media-type="image/png"/>
  <manifest:file-entry manifest:full-path="Pictures/100000000000005E0000005EB866A8A7.png" manifest:media-type="image/png"/>
  <manifest:file-entry manifest:full-path="Pictures/100000000000005E0000005ED93A7B9C.png" manifest:media-type="image/png"/>
  <manifest:file-entry manifest:full-path="Pictures/100000000000005E0000005EB1FC5BD3.png" manifest:media-type="image/png"/>
  <manifest:file-entry manifest:full-path="Pictures/100000000000005E0000005E7C5F649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1" svg:stroke-width="0.05cm" svg:stroke-color="#999999" svg:stroke-opacity="100%" draw:stroke-linejoin="bevel" svg:stroke-linecap="butt" draw:fill="none" draw:textarea-horizontal-align="left" draw:textarea-vertical-align="top" fo:padding-top="0.15cm" fo:padding-bottom="0.15cm" fo:padding-left="0.275cm" fo:padding-right="0.275cm" draw:shadow="hidden" draw:shadow-offset-x="0.2cm" draw:shadow-offset-y="0.2cm" draw:shadow-color="#808080"/>
    </style:style>
    <style:style style:name="gr2" style:family="graphic" style:parent-style-name="standard">
      <style:graphic-properties draw:stroke="solid" svg:stroke-width="0.035cm" svg:stroke-color="#000000" svg:stroke-opacity="100%" draw:stroke-linejoin="miter" svg:stroke-linecap="square" draw:fill="bitmap" draw:fill-image-name="Aqua" style:repeat="repeat" draw:fill-image-ref-point="top-left" draw:textarea-horizontal-align="left" draw:textarea-vertical-align="top" fo:padding-top="0.142cm" fo:padding-bottom="0.142cm" fo:padding-left="0.267cm" fo:padding-right="0.267cm" draw:shadow="hidden" draw:shadow-offset-x="0.2cm" draw:shadow-offset-y="0.2cm" draw:shadow-color="#808080"/>
    </style:style>
    <style:style style:name="gr3" style:family="graphic" style:parent-style-name="standard">
      <style:graphic-properties draw:stroke="none" svg:stroke-width="0.035cm" draw:stroke-linejoin="miter" draw:fill="solid" draw:fill-color="#ffff00" draw:opacity="0%"/>
    </style:style>
    <style:style style:name="gr4" style:family="graphic" style:parent-style-name="standard">
      <style:graphic-properties draw:stroke="none" svg:stroke-width="0.035cm" draw:stroke-linejoin="miter" draw:fill="solid" draw:fill-color="#ffff00"/>
    </style:style>
    <style:style style:name="gr5" style:family="graphic" style:parent-style-name="standard">
      <style:graphic-properties draw:stroke="solid" svg:stroke-width="0.035cm" svg:stroke-color="#000000" svg:stroke-opacity="100%" draw:stroke-linejoin="miter" svg:stroke-linecap="square" draw:fill="bitmap" draw:fill-image-name="Stone" style:repeat="repeat" draw:fill-image-ref-point="top-left" draw:textarea-horizontal-align="left" draw:textarea-vertical-align="top" fo:padding-top="0.142cm" fo:padding-bottom="0.142cm" fo:padding-left="0.267cm" fo:padding-right="0.267cm" draw:shadow="hidden" draw:shadow-offset-x="0.2cm" draw:shadow-offset-y="0.2cm" draw:shadow-color="#808080"/>
    </style:style>
    <style:style style:name="gr6" style:family="graphic" style:parent-style-name="standard">
      <style:graphic-properties draw:stroke="none" draw:fill="solid" draw:fill-color="#00ff00" draw:opacity="0%" draw:textarea-horizontal-align="left" draw:textarea-vertical-align="top" draw:shadow="hidden" draw:shadow-offset-x="0.2cm" draw:shadow-offset-y="0.2cm" draw:shadow-color="#808080"/>
    </style:style>
    <style:style style:name="gr7" style:family="graphic" style:parent-style-name="standard">
      <style:graphic-properties draw:stroke="none" draw:fill="solid" draw:fill-color="#00ff00" draw:textarea-horizontal-align="left" draw:textarea-vertical-align="top" draw:shadow="hidden" draw:shadow-offset-x="0.2cm" draw:shadow-offset-y="0.2cm" draw:shadow-color="#808080"/>
    </style:style>
    <style:style style:name="gr8" style:family="graphic" style:parent-style-name="objectwithoutfill">
      <style:graphic-properties draw:stroke="dash" draw:stroke-dash="Fine_20_Dashed" svg:stroke-width="0.1cm" draw:marker-start-width="0.35cm" draw:marker-end-width="0.35cm" draw:fill="none" draw:fill-color="#ff6633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layer="layout" svg:x1="7.041cm" svg:y1="0.369cm" svg:x2="7.041cm" svg:y2="0.485cm">
          <draw:glue-point draw:id="4" svg:x="0.018cm" svg:y="0.018cm" draw:align="center"/>
          <draw:glue-point draw:id="5" svg:x="0.018cm" svg:y="0.018cm" draw:align="center"/>
          <text:p/>
        </draw:line>
        <draw:g>
          <draw:ellipse draw:style-name="gr2" draw:layer="layout" svg:width="3.951cm" svg:height="3.216cm" svg:x="12.005cm" svg:y="2.217cm">
            <draw:glue-point draw:id="4" svg:x="0.018cm" svg:y="0.018cm" draw:align="center"/>
            <draw:glue-point draw:id="5" svg:x="0.018cm" svg:y="0.018cm" draw:align="center"/>
            <text:p/>
          </draw:ellipse>
          <draw:g>
            <svg:title>TexMaths</svg:title>
            <svg:desc>24§inline§B§svg§600§TRUE</svg:desc>
            <draw:polygon draw:style-name="gr3" draw:layer="layout" svg:width="2.511cm" svg:height="2.203cm" svg:x="12.851cm" svg:y="2.708cm" svg:viewBox="0 0 2512 2204" draw:points="1260,2204 0,2204 0,0 2512,0 2512,2204">
              <text:p/>
            </draw:polygon>
            <draw:path draw:style-name="gr4" draw:layer="layout" svg:width="2.22cm" svg:height="2.203cm" svg:x="12.983cm" svg:y="2.708cm" svg:viewBox="0 0 2221 2204" svg:d="M370 1957c-35 119-44 147-282 147-53 0-88 0-88 64 0 36 26 36 88 36h1102c493 0 863-384 863-695 0-238-185-421-484-457 326-64 652-302 652-604 0-238-203-448-582-448h-1040c-61 0-88 0-88 64 0 37 27 37 79 37 9 0 71 0 124 9 53 0 79 9 79 45 0 19 0 28-9 65zM837 1024l194-804c27-110 35-119 168-119h396c273 0 344 192 344 329 0 283-273 594-652 594zM696 2104c-44 0-53 0-70 0-27-10-36-10-36-37 0-9 0-18 9-73l221-896h581c300 0 362 237 362 374 0 321-274 632-644 632z">
              <text:p/>
            </draw:path>
          </draw:g>
        </draw:g>
        <draw:g>
          <draw:ellipse draw:style-name="gr5" draw:layer="layout" svg:width="5.753cm" svg:height="2.908cm" svg:x="3.825cm" svg:y="2.361cm">
            <draw:glue-point draw:id="4" svg:x="0.018cm" svg:y="0.018cm" draw:align="center"/>
            <draw:glue-point draw:id="5" svg:x="0.018cm" svg:y="0.018cm" draw:align="center"/>
            <text:p/>
          </draw:ellipse>
          <draw:g>
            <draw:glue-point draw:id="4" svg:x="0.018cm" svg:y="0.018cm" draw:align="center"/>
            <draw:glue-point draw:id="5" svg:x="0.018cm" svg:y="0.018cm" draw:align="center"/>
            <draw:polygon draw:style-name="gr6" draw:layer="layout" svg:width="2.156cm" svg:height="1.943cm" svg:x="5.21cm" svg:y="2.734cm" svg:viewBox="0 0 2157 1944" draw:points="1075,1944 0,1944 0,0 2157,0 2157,1944">
              <draw:glue-point draw:id="4" svg:x="0.018cm" svg:y="0.018cm" draw:align="center"/>
              <draw:glue-point draw:id="5" svg:x="0.018cm" svg:y="0.018cm" draw:align="center"/>
              <text:p/>
            </draw:polygon>
            <draw:path draw:style-name="gr7" draw:layer="layout" svg:width="2.01cm" svg:height="2.094cm" svg:x="5.308cm" svg:y="2.647cm" svg:viewBox="0 0 2011 2095" svg:d="M424 1757c-115 197-234 237-366 247-34 0-58 0-58 57 0 17 17 34 41 34 78 0 166-7 251-7 98 0 200 7 291 7 17 0 58 0 58-61 0-30-24-30-51-30-68-10-132-33-132-110 0-30 17-64 41-107l213-372h743c7 64 47 465 47 489 0 90-156 100-213 100-41 0-68 0-68 57 0 34 34 34 44 34 112 0 237-7 363-7 75 0 261 7 332 7 17 0 51 0 51-61 0-30-24-30-64-30-183 0-183-26-194-110l-173-1827c-6-60-6-67-61-67-47 0-57 17-71 47zM773 1325l580-960 95 960z">
              <draw:glue-point draw:id="4" svg:x="0.018cm" svg:y="0.018cm" draw:align="center"/>
              <draw:glue-point draw:id="5" svg:x="0.018cm" svg:y="0.018cm" draw:align="center"/>
              <text:p/>
            </draw:path>
          </draw:g>
        </draw:g>
        <draw:line draw:style-name="gr8" draw:text-style-name="P1" draw:layer="layout" svg:x1="10.584cm" svg:y1="2.117cm" svg:x2="10.584cm" svg:y2="5.6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qua" xlink:href="Pictures/100000000000005E0000005E7C5F6493.png" xlink:type="simple" xlink:show="embed" xlink:actuate="onLoad"/>
    <draw:fill-image draw:name="Fiery" xlink:href="Pictures/100000000000005E0000005EB1FC5BD3.png" xlink:type="simple" xlink:show="embed" xlink:actuate="onLoad"/>
    <draw:fill-image draw:name="Leaves" xlink:href="Pictures/100000000000005E0000005ED93A7B9C.png" xlink:type="simple" xlink:show="embed" xlink:actuate="onLoad"/>
    <draw:fill-image draw:name="Linen" xlink:href="Pictures/100000000000005E0000005EB866A8A7.png" xlink:type="simple" xlink:show="embed" xlink:actuate="onLoad"/>
    <draw:fill-image draw:name="Marble" xlink:href="Pictures/100000000000005E0000005E60E90F8C.png" xlink:type="simple" xlink:show="embed" xlink:actuate="onLoad"/>
    <draw:fill-image draw:name="Red_20_Wall" draw:display-name="Red Wall" xlink:href="Pictures/100000000000005E0000005E1885C8B6.png" xlink:type="simple" xlink:show="embed" xlink:actuate="onLoad"/>
    <draw:fill-image draw:name="Stone" xlink:href="Pictures/100000000000005E0000005E2CA7F86A.png" xlink:type="simple" xlink:show="embed" xlink:actuate="onLoad"/>
    <draw:fill-image draw:name="Wall" xlink:href="Pictures/10000000000000B4000000870A21987F.png" xlink:type="simple" xlink:show="embed" xlink:actuate="onLoad"/>
    <draw:fill-image draw:name="picture1" xlink:href="Pictures/100002010000008000000080AF8029A8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dash1" draw:style="rect" draw:dots1="1" draw:dots1-length="0.099cm" draw:distance="0.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/>
    <meta:initial-creator>Unknown</meta:initial-creator>
    <meta:editing-cycles>26</meta:editing-cycles>
    <dc:date>2015-11-13T16:55:03.987529351</dc:date>
    <meta:creation-date>2008-10-27T22:59:39</meta:creation-date>
    <meta:editing-duration>PT9M30S</meta:editing-duration>
    <meta:document-statistic meta:object-count="12"/>
  </office:meta>
</office:document-meta>
</file>